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9.186cm" fo:min-width="56.636cm" fo:padding-top="1.007cm" fo:padding-bottom="1.007cm" fo:padding-left="1.132cm" fo:padding-right="1.132cm"/>
    </style:style>
    <style:style style:name="gr2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9.86cm" draw:shadow="hidden"/>
      <style:paragraph-properties style:writing-mode="lr-tb"/>
    </style:style>
    <style:style style:name="gr6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3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8.9cm" svg:height="71.2cm" svg:x="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6cm" svg:height="6.5cm" svg:x="45.25cm" svg:y="78cm">
          <draw:text-box>
            <text:p><text:span text:style-name="T1">254 cm</text:span></text:p>
          </draw:text-box>
        </draw:frame>
        <draw:frame draw:style-name="gr3" draw:text-style-name="P2" draw:layer="layout" svg:width="13.275cm" svg:height="7.821cm" svg:x="27.325cm" svg:y="0.179cm">
          <draw:text-box>
            <text:p><text:span text:style-name="T1">589 cm</text:span></text:p>
          </draw:text-box>
        </draw:frame>
        <draw:custom-shape draw:style-name="gr4" draw:text-style-name="P4" draw:layer="layout" svg:width="6cm" svg:height="10.181cm" svg:x="65.722cm" svg:y="86.319cm">
          <text:p text:style-name="P3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6cm" svg:height="7.821cm" svg:x="14.55cm" svg:y="77.45cm">
          <draw:text-box>
            <text:p><text:span text:style-name="T1">335 cm</text:span></text:p>
          </draw:text-box>
        </draw:frame>
        <draw:frame draw:style-name="gr5" draw:text-style-name="P5" draw:layer="layout" svg:width="32.75cm" svg:height="20.157cm" svg:x="20cm" svg:y="31.14cm">
          <draw:text-box>
            <text:p><text:span text:style-name="T3">589 x</text:span></text:p>
            <text:p><text:span text:style-name="T3">712 cm</text:span></text:p>
          </draw:text-box>
        </draw:frame>
        <draw:line draw:style-name="gr6" draw:text-style-name="P6" draw:layer="layout" svg:x1="38.5cm" svg:y1="76.2cm" svg:x2="63.9cm" svg:y2="76.2cm">
          <text:p/>
        </draw:line>
        <draw:frame draw:style-name="gr2" draw:text-style-name="P2" draw:layer="layout" svg:width="16cm" svg:height="7.821cm" svg:x="65.5cm" svg:y="38.5cm">
          <draw:text-box>
            <text:p><text:span text:style-name="T1">712</text:span></text:p>
            <text:p><text:span text:style-name="T1">cm</text:span></text:p>
          </draw:text-box>
        </draw:frame>
        <draw:frame draw:style-name="gr2" draw:text-style-name="P2" draw:layer="layout" svg:width="16cm" svg:height="6.5cm" svg:x="7.4cm" svg:y="19cm">
          <draw:text-box>
            <text:p><text:span text:style-name="T1">368 cm</text:span></text:p>
          </draw:text-box>
        </draw:frame>
        <draw:line draw:style-name="gr6" draw:text-style-name="P6" draw:layer="layout" svg:x1="5cm" svg:y1="76.2cm" svg:x2="5cm" svg:y2="41.8cm">
          <text:p/>
        </draw:line>
        <draw:frame draw:style-name="gr2" draw:text-style-name="P2" draw:layer="layout" svg:width="16cm" svg:height="6.5cm" svg:x="7.4cm" svg:y="55.2cm">
          <draw:text-box>
            <text:p><text:span text:style-name="T1">344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7:19:32.098000000</dc:date>
    <meta:editing-duration>PT1H58M6S</meta:editing-duration>
    <meta:editing-cycles>66</meta:editing-cycles>
    <meta:generator>LibreOffice/7.0.4.2$Windows_X86_64 LibreOffice_project/dcf040e67528d9187c66b2379df5ea4407429775</meta:generator>
    <meta:document-statistic meta:object-count="11"/>
  </office:meta>
</office:document-meta>
</file>